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E000001C1830C38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alibri" svg:font-family="Calibri" style:font-family-generic="roman" style:font-pitch="variable"/>
    <style:font-face style:name="Myriad Pro Light SemiCond" svg:font-family="'Myriad Pro Light SemiC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yriad Pro Light SemiCond1" svg:font-family="'Myriad Pro Light SemiCond'"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ext-autospace="none">
        <style:tab-stops>
          <style:tab-stop style:position="2.875cm"/>
        </style:tab-stops>
      </style:paragraph-properties>
      <style:text-properties style:font-name="Arial" fo:language="pt" fo:country="BR" style:font-name-complex="Arial"/>
    </style:style>
    <style:style style:name="P3" style:family="paragraph" style:parent-style-name="Standard">
      <style:text-properties fo:font-size="10pt" fo:language="pt" fo:country="BR" style:font-size-asian="10pt" style:font-size-complex="10pt"/>
    </style:style>
    <style:style style:name="P4" style:family="paragraph" style:parent-style-name="Standard">
      <style:text-properties style:font-name="Calibri" fo:font-size="10pt" fo:language="en" fo:country="US" style:font-size-asian="10pt" style:font-name-complex="Calibri1" style:font-size-complex="10pt"/>
    </style:style>
    <style:style style:name="P5" style:family="paragraph" style:parent-style-name="Texto_20_principal">
      <style:paragraph-properties fo:text-align="center" style:justify-single-word="false" fo:hyphenation-ladder-count="no-limit"/>
      <style:text-properties style:font-name="Calibri" fo:font-size="10pt" fo:language="en" fo:country="US" style:font-size-asian="10pt" style:font-name-complex="Calibri1" style:font-size-complex="10pt" fo:hyphenate="false" fo:hyphenation-remain-char-count="2" fo:hyphenation-push-char-count="2"/>
    </style:style>
    <style:style style:name="P6" style:family="paragraph" style:parent-style-name="Texto_20_principal">
      <style:paragraph-properties fo:text-align="justify" style:justify-single-word="false" fo:hyphenation-ladder-count="no-limit"/>
      <style:text-properties style:font-name="Calibri" fo:font-size="10pt" fo:language="en" fo:country="US" style:font-size-asian="10pt" style:font-name-complex="Calibri1" style:font-size-complex="10pt" fo:hyphenate="false" fo:hyphenation-remain-char-count="2" fo:hyphenation-push-char-count="2"/>
    </style:style>
    <style:style style:name="P7" style:family="paragraph" style:parent-style-name="Texto_20_principal">
      <style:text-properties style:font-name="Calibri" fo:font-size="10pt" fo:language="pt" fo:country="BR" style:font-size-asian="10pt" style:font-name-complex="Calibri1" style:font-size-complex="10pt"/>
    </style:style>
    <style:style style:name="P8" style:family="paragraph" style:parent-style-name="Texto_20_principal">
      <style:paragraph-properties fo:text-align="center" style:justify-single-word="false" fo:hyphenation-ladder-count="no-limit"/>
      <style:text-properties style:font-name="Calibri" fo:font-size="10pt" fo:language="pt" fo:country="BR" style:font-size-asian="10pt" style:font-name-complex="Calibri1" style:font-size-complex="10pt" fo:hyphenate="false" fo:hyphenation-remain-char-count="2" fo:hyphenation-push-char-count="2"/>
    </style:style>
    <style:style style:name="P9" style:family="paragraph" style:parent-style-name="Texto_20_principal">
      <style:paragraph-properties fo:text-align="center" style:justify-single-word="false" fo:hyphenation-ladder-count="no-limit"/>
      <style:text-properties fo:color="#009e00" style:font-name="Calibri" fo:font-size="10pt" fo:font-weight="bold" style:font-size-asian="10pt" style:font-weight-asian="bold" style:font-name-complex="Calibri1" style:font-size-complex="10pt" style:font-weight-complex="bold" fo:hyphenate="false" fo:hyphenation-remain-char-count="2" fo:hyphenation-push-char-count="2"/>
    </style:style>
    <style:style style:name="P10" style:family="paragraph" style:parent-style-name="Texto_20_principal">
      <style:paragraph-properties fo:text-align="justify" style:justify-single-word="false" fo:hyphenation-ladder-count="no-limit"/>
      <style:text-properties fo:color="#009e00" style:font-name="Calibri" fo:font-size="10pt" fo:font-weight="bold" style:font-size-asian="10pt" style:font-weight-asian="bold" style:font-name-complex="Calibri1" style:font-size-complex="10pt" style:font-weight-complex="bold" fo:hyphenate="false" fo:hyphenation-remain-char-count="2" fo:hyphenation-push-char-count="2"/>
    </style:style>
    <style:style style:name="P11" style:family="paragraph" style:parent-style-name="Texto_20_principal">
      <style:paragraph-properties fo:text-align="justify" style:justify-single-word="false" fo:hyphenation-ladder-count="no-limit"/>
      <style:text-properties fo:color="#009e00" style:font-name="Calibri" fo:font-size="10pt" fo:language="en" fo:country="US" style:font-size-asian="10pt" style:font-name-complex="Calibri1" style:font-size-complex="10pt" fo:hyphenate="false" fo:hyphenation-remain-char-count="2" fo:hyphenation-push-char-count="2"/>
    </style:style>
    <style:style style:name="P12" style:family="paragraph" style:parent-style-name="Texto_20_principal">
      <style:paragraph-properties fo:text-align="justify" style:justify-single-word="false" fo:hyphenation-ladder-count="no-limit"/>
      <style:text-properties fo:hyphenate="false" fo:hyphenation-remain-char-count="2" fo:hyphenation-push-char-count="2"/>
    </style:style>
    <style:style style:name="P13" style:family="paragraph" style:parent-style-name="Texto_20_principal">
      <style:text-properties fo:language="en" fo:country="US"/>
    </style:style>
    <style:style style:name="P14" style:family="paragraph" style:parent-style-name="Texto_20_principal">
      <style:paragraph-properties fo:text-align="center" style:justify-single-word="false"/>
    </style:style>
    <style:style style:name="P15" style:family="paragraph" style:parent-style-name="Texto_20_principal">
      <style:paragraph-properties fo:margin-left="0.499cm" fo:margin-right="0cm" fo:text-align="justify" style:justify-single-word="false" fo:hyphenation-ladder-count="no-limit" fo:text-indent="0cm" style:auto-text-indent="false"/>
      <style:text-properties fo:hyphenate="false" fo:hyphenation-remain-char-count="2" fo:hyphenation-push-char-count="2"/>
    </style:style>
    <style:style style:name="P16" style:family="paragraph" style:parent-style-name="Texto_20_principal">
      <style:paragraph-properties fo:text-align="center" style:justify-single-word="false" fo:hyphenation-ladder-count="no-limit"/>
      <style:text-properties fo:hyphenate="false" fo:hyphenation-remain-char-count="2" fo:hyphenation-push-char-count="2"/>
    </style:style>
    <style:style style:name="P17" style:family="paragraph" style:parent-style-name="Texto_20_principal">
      <style:paragraph-properties fo:text-align="center" style:justify-single-word="false" fo:hyphenation-ladder-count="no-limit"/>
      <style:text-properties style:font-name="Calibri" fo:font-size="10pt" fo:language="pt" fo:country="BR" style:font-size-asian="10pt" style:font-name-complex="Calibri1" style:font-size-complex="10pt" fo:hyphenate="false" fo:hyphenation-remain-char-count="2" fo:hyphenation-push-char-count="2"/>
    </style:style>
    <style:style style:name="P18" style:family="paragraph" style:parent-style-name="Texto_20_principal">
      <style:paragraph-properties fo:text-align="center" style:justify-single-word="false" fo:hyphenation-ladder-count="no-limit"/>
      <style:text-properties style:font-name="Calibri" fo:font-size="10pt" fo:language="en" fo:country="US" style:font-size-asian="10pt" style:font-name-complex="Calibri1" style:font-size-complex="10pt" fo:hyphenate="false" fo:hyphenation-remain-char-count="2" fo:hyphenation-push-char-count="2"/>
    </style:style>
    <style:style style:name="P19" style:family="paragraph" style:parent-style-name="Texto_20_principal">
      <style:paragraph-properties fo:text-align="center" style:justify-single-word="false" fo:hyphenation-ladder-count="no-limit"/>
      <style:text-properties style:font-name="Calibri" fo:font-size="10pt" fo:language="en" fo:country="US" fo:font-weight="normal" style:font-size-asian="10pt" style:language-asian="pt" style:country-asian="BR" style:font-weight-asian="normal" style:font-name-complex="Calibri1" style:font-size-complex="10pt" style:font-weight-complex="normal" fo:hyphenate="false" fo:hyphenation-remain-char-count="2" fo:hyphenation-push-char-count="2"/>
    </style:style>
    <style:style style:name="T1" style:family="text">
      <style:text-properties fo:color="#009e00" style:font-name="Calibri" fo:font-size="10pt" fo:language="en" fo:country="US" style:font-size-asian="10pt" style:font-name-complex="Calibri1" style:font-size-complex="10pt"/>
    </style:style>
    <style:style style:name="T2" style:family="text">
      <style:text-properties style:font-name="Calibri" fo:font-size="10pt" fo:language="en" fo:country="US" style:font-size-asian="10pt" style:font-name-complex="Calibri1" style:font-size-complex="10pt"/>
    </style:style>
    <style:style style:name="T3" style:family="text">
      <style:text-properties style:font-name="Calibri" fo:font-size="10pt" fo:language="en" fo:country="US" fo:font-style="italic" style:font-size-asian="10pt" style:font-style-asian="italic" style:font-name-complex="Calibri1" style:font-size-complex="10pt" style:font-style-complex="italic"/>
    </style:style>
    <style:style style:name="T4" style:family="text">
      <style:text-properties style:font-name="Calibri" fo:font-size="10pt" fo:language="pt" fo:country="BR" style:font-size-asian="10pt" style:font-name-complex="Calibri1" style:font-size-complex="10pt"/>
    </style:style>
    <style:style style:name="T5" style:family="text">
      <style:text-properties fo:language="pt" fo:country="B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form:form form:name="form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Regimento Interno das Comissões de Ética de Enfermagem (CEE) das Instituições de Saúde de Santa Catarina*</text:p>
      <text:p text:style-name="P9"/>
      <text:p text:style-name="P6">Aprovado pela Decisão Coren/SC nº 002, de 10 <text:s/>de janeiro de 2006, na 417ª Reunião Ordinária, de 25 de janeiro de 2006, e homologado pela Decisão Cofen nº 014, de 21 de fevereiro de <text:s/>2006.</text:p>
      <text:p text:style-name="P10"/>
      <text:p text:style-name="P6">CAPÍTULO I</text:p>
      <text:p text:style-name="P6">DA NATUREZA E DAS FINALIDADES</text:p>
      <text:p text:style-name="P6"/>
      <text:p text:style-name="P6">Art. 1º <text:s/>A Comissão de Ética de Enfermagem (CEE) do(a) <text:span text:style-name="T5">Secretararia de Saúde e Saniamento de Balneário Camboriú, será composta conforme reunião prévia com os profissionais de enfermagem listados na última página deste regimento, que ocoreu no dia 11 de Junho de 2019 às 10:00 hs na sala do Departamento de Sáude desta Secretaria. Foi presidida pelo Responsável Técnico desta instituição Sraº Suzany de Fátima Henchoste Oliboni a qual seguindo a resolução COFEN 593/2018, optou pela designação dos componentes da CEE através indicação/convites aos profissionais da categoria, os quais estão de comum acordo na composição desta CCE. Desta forma foi</text:span> <text:span text:style-name="T5">elaborando o</text:span> <text:span text:style-name="T5">r</text:span>egimento Interno da Comissão de Ética de Enfermagem da Instituição <text:span text:style-name="T5">Secretaria de Saúde e Saneamento de Balneário Camboriú,</text:span> foi aprovado e homologado pelo Plenário do Conselho Regional de Enfermagem de Santa Catarina (Coren/SC), em sua _____ Reunião Ordinária, de ___ de ____________ de 20_____.</text:p>
      <text:p text:style-name="P6"><text:line-break/>Art. 2º A CEE é um órgão representativo do Coren/SC nas questões éticas dos profissionais da Enfermagem.</text:p>
      <text:p text:style-name="P6"/>
      <text:p text:style-name="P6">Art. 3º A atuação da CEE limita-se ao exercício ético-legal dos profissionais da Enfermagem nas áreas de assistência, ensino, pesquisa e administração.</text:p>
      <text:p text:style-name="P6"/>
      <text:p text:style-name="P6">Art. 4º A CEE tem como finalidades: a orientação, a conscientização, o assessoramento, a emissão de pareceres e a compilação de fatos relacionados ao exercício ético-profissional da categoria.</text:p>
      <text:p text:style-name="P6"/>
      <text:p text:style-name="P11">Parágrafo único: O julgamento e a atribuição de pena são exclusivas do Plenário do Coren/SC e do Cofen.</text:p>
      <text:p text:style-name="P6"/>
      <text:p text:style-name="P6">Art. 5º A CEE reger-se-á por este regimento, devidamente aprovado em assembleia da categoria e homologado pelo Plenário do Coren/SC.</text:p>
      <text:p text:style-name="P6">CAPÍTULO II</text:p>
      <text:p text:style-name="P6">DOS OBJETIVOS</text:p>
      <text:p text:style-name="P6"/>
      <text:p text:style-name="P6">Art. 6º A CEE tem os seguintes objetivos:</text:p>
      <text:p text:style-name="P12"><text:span text:style-name="T1">I </text:span><text:span text:style-name="T2">– Divulgar o Código de Ética dos Profissionais de Enfermagem e as demais normas disciplinares e éticas do exercício profissional.</text:span></text:p>
      <text:p text:style-name="P12"><text:span text:style-name="T1">II</text:span><text:span text:style-name="T2"> - Promover e/ou participar de atividades que visem à interpretação do Código de Ética e a sensibilização dos profissionais de Enfermagem em relação ao comportamento ético-profissional.</text:span></text:p>
      <text:p text:style-name="P12"><text:span text:style-name="T1">III </text:span><text:span text:style-name="T2">– Promover e/ou participar de atividades multiprofissionais ligadas à ética.</text:span></text:p>
      <text:p text:style-name="P12"><text:span text:style-name="T1">IV </text:span><text:span text:style-name="T2">– Assessorar e orientar a Direção/Gerência de Enfermagem, membros da equipe, clientes, familiares e demais interessados, sobre questões éticas e as implicações decorrentes de atitudes não éticas.</text:span></text:p>
      <text:p text:style-name="P12"><text:span text:style-name="T1">V </text:span><text:span text:style-name="T2">– Verificar as condições oferecidas pela instituição para o desempenho profissional da categoria.</text:span></text:p>
      <text:p text:style-name="P12"><text:span text:style-name="T1">VI</text:span><text:span text:style-name="T2"> – Averiguar denúncias ou fatos não éticos, fazendo os devidos encaminhamentos.</text:span></text:p>
      <text:p text:style-name="P6"/>
      <text:p text:style-name="P6"/>
      <text:p text:style-name="P6"><text:soft-page-break/></text:p>
      <text:p text:style-name="P6"/>
      <text:p text:style-name="P6"/>
      <text:p text:style-name="P6">CAPÍTULO III</text:p>
      <text:p text:style-name="P6">DA ORGANIZAÇÃO E COMPOSIÇÃO</text:p>
      <text:p text:style-name="P6"/>
      <text:p text:style-name="P6">Art. 7º A CEE atende os profissionais da Enfermagem de todas as áreas de trabalho da instituição, no que se refere aos aspectos éticos do exercício da profissão.</text:p>
      <text:p text:style-name="P6"/>
      <text:p text:style-name="P11">Parágrafo único: A observância das normas éticas estende-se aos Atendentes de Enfermagem ou assemelhados, devidamente autorizados pelo Coren/SC e que exerçam atividades na área de Enfermagem, embora não possam votar ou serem eleitos. </text:p>
      <text:p text:style-name="P6"/>
      <text:p text:style-name="P6">Art. 8º A CEE é constituída por no mínimo 03 profissionais de Enfermagem: Presidente, secretário e Menbro, sendo que o cargo de presidente é privativo de Enfermeiro(a).*Caso existir profissionais de nível médio na categoria de auxiliar de enfermagem estes deverão compor a CEE com representatividade a nível de titular e suplente. Enfermeiro(a), Técnico(a) de Enfermagem e Auxiliar de Enfermagem, em igual número, observando os seguintes critérios:</text:p>
      <text:p text:style-name="P12"><text:span text:style-name="T1">I </text:span><text:span text:style-name="T2">– Ter, no mínimo, um ano de efetivo exercício profissional.</text:span></text:p>
      <text:p text:style-name="P12"><text:span text:style-name="T1">II </text:span><text:span text:style-name="T2">– Ter, no mínimo, um ano de vínculo empregatício com a instituição.</text:span></text:p>
      <text:p text:style-name="P12"><text:span text:style-name="T1">III</text:span><text:span text:style-name="T2"> – Estar em pleno gozo dos direitos profissionais.</text:span></text:p>
      <text:p text:style-name="P12"><text:span text:style-name="T1">IV</text:span><text:span text:style-name="T2"> – Inexistir condenação em processo ético, processo disciplinar, processo civil ou processo penal nos últimos cinco anos.</text:span></text:p>
      <text:p text:style-name="P6"/>
      <text:p text:style-name="P6">Art. 9º A CEE será constituída por, no mínimo, por um(a) Enfermeiro(a), um(a) Técnico(a) em Enfermagem e um(a) Auxiliar de Enfermagem efetivos e seus respectivos suplentes. </text:p>
      <text:p text:style-name="P6">§1º A CEE será constituída por um(a) Enfermeiro(a) e dois(duas) Técnicos(as) de Enfermagem efetivos e seus respectivos suplentes, ou por dois(duas) Enfermeiros(as) e um(a) Técnico(a) de Enfermagem efetivos e seus respectivos suplentes, quando a instituição tiver em seu quadro de pessoal somente estes dois níveis profissionais com vínculo empregatício. </text:p>
      <text:p text:style-name="P6">§2º A CEE será constituída por um Enfermeiro(a) e dois Auxiliares de Enfermagem efetivos e seus respectivos suplentes, ou por dois(duas) Enfermeiros(as) e um(a) Auxiliar de Enfermagem efetivos e seus respectivos suplentes, quando a instituição tiver em seu quadro de pessoal somente estes dois níveis com vínculo empregatício.</text:p>
      <text:p text:style-name="P6"/>
      <text:p text:style-name="P6">Art. 10. É incompatível a condição de membro da Comissão de Ética com a de Direção/Gerência do Órgão de Enfermagem.</text:p>
      <text:p text:style-name="P6"/>
      <text:p text:style-name="P6">Art. 11. O mandato dos integrantes da CEE é de três anos, sendo permitida a sua reeleição por igual período.</text:p>
      <text:p text:style-name="P6"/>
      <text:p text:style-name="P6"><text:span text:style-name="T5">Parágrafo</text:span> <text:span text:style-name="T5">ú</text:span>nico: <text:span text:style-name="T5">O presente regimento segue o proposto na resolução 593/2018, possibilitando a designação dos componentes da CEE pelo Responsável Técnico de Enfermagem da Intituição.</text:span></text:p>
      <text:p text:style-name="P6"/>
      <text:p text:style-name="P6">Art. 12. O afastamento dos integrantes da CEE poderá ocorrer por término de mandato, afastamento temporário, desistência ou destituição.</text:p>
      <text:p text:style-name="P6"/>
      <text:p text:style-name="P11">Parágrafo único: Independente do tipo de afastamento, a Coordenação da CEEn comunicará o fato à Comissão de Ética <text:soft-page-break/>do Coren/SC (CEC).</text:p>
      <text:p text:style-name="P6"/>
      <text:p text:style-name="P6">Art. 13. Entende-se por término de mandato, quando os integrantes da Comissão concluírem os três anos de gestão.</text:p>
      <text:p text:style-name="P6"/>
      <text:p text:style-name="P6">Art. 14. Entende-se por afastamento temporário quando o integrante da Comissão afastar-se por tempo determinado, no máximo, por um período de quatro meses, ou quando estiver sendo submetido a processo ético.</text:p>
      <text:p text:style-name="P11">Parágrafo único: A solicitação do afastamento temporário deverá ser encaminhada à Coordenação da CEE, por escrito, com antecedência de 15 dias.</text:p>
      <text:p text:style-name="P6"/>
      <text:p text:style-name="P6">Art. 15. Entende-se por desistência a declinação de seu cargo por qualquer um dos integrantes da Comissão.</text:p>
      <text:p text:style-name="P6"/>
      <text:p text:style-name="P11">Parágrafo único: A desistência deverá ser comunicada, por escrito, à Coordenação da CEE com antecedência de 30 dias.</text:p>
      <text:p text:style-name="P6"/>
      <text:p text:style-name="P6">Art. 16. Entende-se por destituição o afastamento definitivo do integrante da CEE, que se dará por decisão da Comissão, tomada em Reunião Ordinária, constando o fato em ata.</text:p>
      <text:p text:style-name="P6">§1º A destituição ocorrerá nos seguintes casos:</text:p>
      <text:p text:style-name="P12"><text:span text:style-name="T1">a) </text:span><text:span text:style-name="T2">Ausência, não justificada, em quatro reuniões consecutivas.</text:span></text:p>
      <text:p text:style-name="P12"><text:span text:style-name="T1">b) </text:span><text:span text:style-name="T2">Não estar em pleno gozo dos seus direitos profissionais.</text:span></text:p>
      <text:p text:style-name="P12"><text:span text:style-name="T1">c)</text:span><text:span text:style-name="T2"> Ter sido condenado em processo ético, civil ou penal.</text:span></text:p>
      <text:p text:style-name="P6">§2º A destituição implica na perda do direito a nova candidatura para integrar a CEEn.</text:p>
      <text:p text:style-name="P6"/>
      <text:p text:style-name="P6">Art. 17. A substituição dos integrantes da CEE se <text:s/>processará da seguinte maneira:</text:p>
      <text:p text:style-name="P12"><text:span text:style-name="T1">I </text:span><text:span text:style-name="T2">- A vacância por término de mandato atenderá os critérios estabelecidos no art. 7º deste regimento.</text:span></text:p>
      <text:p text:style-name="P12"><text:span text:style-name="T1">II</text:span><text:span text:style-name="T2"> - Na vacância por afastamento temporário, a substituição será feita pelo respectivo suplente, sendo indicado um suplente em caráter temporário, se o afastamento ultrapassar a 30 dias.</text:span></text:p>
      <text:p text:style-name="P6"/>
      <text:p text:style-name="P11">Parágrafo único: A vaga de suplente em caráter temporário será preenchida:</text:p>
      <text:p text:style-name="P11">a) pelo próximo candidato mais votado nas últimas eleições; e se não houver,</text:p>
      <text:p text:style-name="P11">b) por escolha dos membros da CEE. </text:p>
      <text:p text:style-name="P6"/>
      <text:p text:style-name="P12"><text:span text:style-name="T1">III</text:span><text:span text:style-name="T2"> – Na vacância por desistência ou por destituição, a substituição será feita pelo seu respectivo suplente que passará para efetivo, sendo chamado o candidato mais votado do respectivo nível profissional para integrar a Comissão como suplente e concluir o mandato do desistente ou destituído.</text:span></text:p>
      <text:p text:style-name="P6"/>
      <text:p text:style-name="P11">Parágrafo único: Não havendo suplente eleito, será realizada nova eleição.</text:p>
      <text:p text:style-name="P6"/>
      <text:p text:style-name="P6">Art. 18. A CEE elegerá, entre seus membros efetivos, um(a) Coordenador(a) e um(a) Secretário(a), que terão mandato de um ano, podendo ser reconduzidos.</text:p>
      <text:p text:style-name="P6"/>
      <text:p text:style-name="P11">Parágrafo único: A Comissão poderá ser coordenada por qualquer um dos membros efetivos.</text:p>
      <text:p text:style-name="P6"/>
      <text:p text:style-name="P6">Art. 19. A CEE reunir-se-á ordinariamente, no mínimo, a cada 30 dias, podendo ocorrer reuniões extraordinárias, convocadas pelo Coordenador, ou por autoconvocação pela maioria simples dos seus integrantes, ou pelo Coren/SC.</text:p>
      <text:p text:style-name="P12"><text:span text:style-name="T2">§1º Na ausência do Coordenador, o Secretário coordenará a reunião, sendo escolhido</text:span><text:span text:style-name="T3"> “ad hoc” </text:span><text:span text:style-name="T2">um substituto para secretariar.</text:span></text:p>
      <text:p text:style-name="P12"><text:soft-page-break/><text:span text:style-name="T2">§2º Na ausência do Secretário, será escolhido </text:span><text:span text:style-name="T3">“ad hoc” </text:span><text:span text:style-name="T2">um substituto para secretariar.</text:span></text:p>
      <text:p text:style-name="P6">§3º Serão lavradas atas de todas as reuniões da Comissão, constando a relação dos presentes, as justificativas dos ausentes, o registro das decisões tomadas e os encaminhamentos a serem feitos.</text:p>
      <text:p text:style-name="P6">§4º O quórum mínimo para as reuniões, verificado até 15 minutos após a hora marcada para o início, é de maioria simples dos membros efetivos ou de seus suplentes quando na condição de substituto.</text:p>
      <text:p text:style-name="P6">§5º Na ausência de quórum, a reunião será suspensa, sendo feita nova convocação. <text:s text:c="3"/></text:p>
      <text:p text:style-name="P6"/>
      <text:p text:style-name="P6">Art. 20. As decisões da CEE serão tomadas por maioria simples de seus membros efetivos ou de seus suplentes, quando na condição de substituto.</text:p>
      <text:p text:style-name="P6">§1º Os membros efetivos terão direito a voz e voto.</text:p>
      <text:p text:style-name="P6"/>
      <text:p text:style-name="P6">§2º Os membros suplentes poderão participar de todas as reuniões com direito a voz e, nos casos em que estiverem substituindo um membro efetivo, terão direito a voto.</text:p>
      <text:p text:style-name="P6">§3º É indicada a participação dos membros suplentes em todas as reuniões, independente de estarem ou não substituindo membros efetivos.</text:p>
      <text:p text:style-name="P6"/>
      <text:p text:style-name="P6">CAPÍTULO IV</text:p>
      <text:p text:style-name="P6">Conforme a resolu<text:span text:style-name="T5">ção nº 593 do COFEN de 2018, a primeira CEE da Secretaria Municipal de Saúde e Saneamento de Balneário Camboriù, será constituida atravéz de convite/nomeação dos seus titulares bem comos seus suplentes pelo Enfermeiro Responsável Técnico desta Secretaria.</text:span></text:p>
      <text:p text:style-name="P11"/>
      <text:p text:style-name="P6"><text:span text:style-name="T5">Art.38. </text:span>A Direção/Gerência de Enfermagem, encaminhará ao Coren/SC a lista nominal de todos <text:span text:style-name="T5">os indicados.</text:span></text:p>
      <text:p text:style-name="P6"/>
      <text:p text:style-name="P11">Parágrafo único: A listagem deverá informar:</text:p>
      <text:p text:style-name="P11">a) o nome dos membros efetivos, seu nível profissional e o número de inscrição no Coren/SC.</text:p>
      <text:p text:style-name="P11">b) o nome dos membros suplentes, seu nível profissional e o número de inscrição no Coren/SC.</text:p>
      <text:p text:style-name="P11">c) <text:span text:style-name="T5">em caso de desistência e um dos componentes, novo convite /nomeação será realizada.</text:span></text:p>
      <text:p text:style-name="P6"/>
      <text:p text:style-name="P6">Art. 39. Somente após a homologação pelo Plenário do Coren/SC e a nomeação por Portaria emitida pelo(a) seu(sua) Presidente, a CEE estará oficialmente autorizada para iniciar as atividades definidas neste regimento.</text:p>
      <text:p text:style-name="P6"/>
      <text:p text:style-name="P6">CAPÍTULO V</text:p>
      <text:p text:style-name="P6">DAS COMPETÊNCIAS</text:p>
      <text:p text:style-name="P6"/>
      <text:p text:style-name="P6">Art. 40. A CEE tem as seguintes competências:</text:p>
      <text:p text:style-name="P12"><text:span text:style-name="T1">I </text:span><text:span text:style-name="T2">– Divulgar os objetivos da CEE.</text:span></text:p>
      <text:p text:style-name="P12"><text:span text:style-name="T1">II </text:span><text:span text:style-name="T2">– Divulgar o Código de Ética dos Profissionais de Enfermagem e as demais normas disciplinares e éticas do exercício profissional.</text:span></text:p>
      <text:p text:style-name="P12"><text:span text:style-name="T1">III </text:span><text:span text:style-name="T2">– Promover e/ou participar de reuniões, seminários ou atividades similares, que visem à interpretação do Código de Ética dos Profissionais de Enfermagem.</text:span></text:p>
      <text:p text:style-name="P12"><text:span text:style-name="T1">IV</text:span><text:span text:style-name="T2"> – Assessorar a Direção/Gerência de Enfermagem ou órgão equivalente da instituição nas questões éticas.</text:span></text:p>
      <text:p text:style-name="P12"><text:span text:style-name="T1">V</text:span><text:span text:style-name="T2"> – Orientar a equipe de Enfermagem sobre o comportamento ético-profissional e sobre as implicações decorrentes de atitudes não éticas.</text:span></text:p>
      <text:p text:style-name="P12"><text:span text:style-name="T1">VI</text:span><text:span text:style-name="T2"> – Orientar clientes, familiares e demais interessados sobre questões éticas relativas ao exercício profissional da Enfermagem.</text:span></text:p>
      <text:p text:style-name="P12"><text:span text:style-name="T1">VII </text:span><text:span text:style-name="T2">– Promover e/ou participar de atividades multiprofissionais referentes à ética.</text:span></text:p>
      <text:p text:style-name="P12"><text:soft-page-break/><text:span text:style-name="T1">VIII</text:span><text:span text:style-name="T2"> – Apreciar e emitir parecer sobre questões éticas referentes à Enfermagem.</text:span></text:p>
      <text:p text:style-name="P12"><text:span text:style-name="T1">IX</text:span><text:span text:style-name="T2"> – Zelar pelo exercício ético dos profissionais de Enfermagem.</text:span></text:p>
      <text:p text:style-name="P12"><text:span text:style-name="T1">X </text:span><text:span text:style-name="T2">– Averiguar:</text:span></text:p>
      <text:p text:style-name="P6"/>
      <text:p text:style-name="P15"><text:span text:style-name="T1">a)</text:span><text:span text:style-name="T2"> Os fatos ou atitudes não éticas praticadas por profissionais de Enfermagem.</text:span></text:p>
      <text:p text:style-name="P15"><text:span text:style-name="T1">b)</text:span><text:span text:style-name="T2"> As condições oferecidas pelas instituições e sua compatibilidade com o desempenho ético-profissional.</text:span></text:p>
      <text:p text:style-name="P15"><text:span text:style-name="T1">c)</text:span><text:span text:style-name="T2"> A qualidade de atendimento dispensada à clientela pelos profissionais de Enfermagem.</text:span></text:p>
      <text:p text:style-name="P12"><text:span text:style-name="T1">XI</text:span><text:span text:style-name="T2"> – Comunicar, por escrito, ao Coren/SC, as irregularidades ou infrações éticas detectadas.</text:span></text:p>
      <text:p text:style-name="P12"><text:span text:style-name="T1">XII</text:span><text:span text:style-name="T2"> – Encaminhar anualmente ao Coren/SC e à Direção/Gerência de Enfermagem ou órgão equivalente, o planejamento das atividades a serem desenvolvidas e o relatório das atividades do ano anterior até 1º de março.</text:span></text:p>
      <text:p text:style-name="P6"/>
      <text:p text:style-name="P12"><text:span text:style-name="T1">XIII</text:span><text:span text:style-name="T2"> – Solicitar assessoramento da Comissão de Ética do Coren/SC (CEC) em caso de necessidade.</text:span></text:p>
      <text:p text:style-name="P12"><text:span text:style-name="T1">XIV</text:span><text:span text:style-name="T2"> – Cumprir e fazer cumprir as disposições deste regimento e da Decisão do Coren/SC nº 002, de 10 de janeiro de 2006.</text:span></text:p>
      <text:p text:style-name="P6"/>
      <text:p text:style-name="P6">Art. 41. Compete ao Coordenador da CEE:</text:p>
      <text:p text:style-name="P12"><text:span text:style-name="T1">I </text:span><text:span text:style-name="T2">– Convocar e presidir as reuniões.</text:span></text:p>
      <text:p text:style-name="P12"><text:span text:style-name="T1">II</text:span><text:span text:style-name="T2"> – Propor a pauta da reunião.</text:span></text:p>
      <text:p text:style-name="P12"><text:span text:style-name="T1">III</text:span><text:span text:style-name="T2"> – Propor a redação de documentos que serão discutidos e submetidos à aprovação.</text:span></text:p>
      <text:p text:style-name="P12"><text:span text:style-name="T1">IV</text:span><text:span text:style-name="T2"> – Representar a CEE junto ao Órgão de Enfermagem da instituição.</text:span></text:p>
      <text:p text:style-name="P12"><text:span text:style-name="T1">V</text:span><text:span text:style-name="T2"> – Representar ou indicar representante, onde se fizer necessária a presença ou a participação da CEE.</text:span></text:p>
      <text:p text:style-name="P12"><text:span text:style-name="T1">VI</text:span><text:span text:style-name="T2"> – Encaminhar as decisões da CEE, segundo a indicação.</text:span></text:p>
      <text:p text:style-name="P12"><text:span text:style-name="T1">VII</text:span><text:span text:style-name="T2"> – Elaborar, juntamente com os demais membros da Comissão, o planejamento e o relatório anuais, garantindo o envio de uma cópia, até o dia 1º de março de cada ano, à Direção/Gerência de Enfermagem e à Comissão de Ética do Coren/SC (CEC).</text:span></text:p>
      <text:p text:style-name="P12"><text:span text:style-name="T1">VIII</text:span><text:span text:style-name="T2"> – Representar o Coren/SC em eventos, segundo a solicitação.</text:span></text:p>
      <text:p text:style-name="P12"><text:span text:style-name="T1">IX</text:span><text:span text:style-name="T2"> – Cumprir e fazer cumprir as disposições deste regimento e as demais normas referentes ao exercício ético-profissional.</text:span></text:p>
      <text:p text:style-name="P6"/>
      <text:p text:style-name="P6">Art. 42. Compete ao Secretário da CEE:</text:p>
      <text:p text:style-name="P12"><text:span text:style-name="T1">I</text:span><text:span text:style-name="T2"> – Secretariar as reuniões da CEE, redigindo atas e documentos.</text:span></text:p>
      <text:p text:style-name="P12"><text:span text:style-name="T1">II </text:span><text:span text:style-name="T2">– Providenciar a reprodução de documentos.</text:span></text:p>
      <text:p text:style-name="P12"><text:span text:style-name="T1">III</text:span><text:span text:style-name="T2"> – Encaminhar o expediente da CEE.</text:span></text:p>
      <text:p text:style-name="P12"><text:span text:style-name="T1">IV</text:span><text:span text:style-name="T2"> – Arquivar uma cópia de todos os documentos.</text:span></text:p>
      <text:p text:style-name="P12"><text:span text:style-name="T1">V</text:span><text:span text:style-name="T2"> – Elaborar, juntamente com os demais membros da Comissão, o planejamento e o relatório anuais.</text:span></text:p>
      <text:p text:style-name="P12"><text:span text:style-name="T1">VI</text:span><text:span text:style-name="T2"> – Presidir as reuniões nos impedimentos do Coordenador.</text:span></text:p>
      <text:p text:style-name="P12"><text:span text:style-name="T1">VII</text:span><text:span text:style-name="T2"> – Representar a CEE nos impedimentos do Coordenador. <text:s text:c="15"/></text:span></text:p>
      <text:p text:style-name="P12"><text:span text:style-name="T1">VIII</text:span><text:span text:style-name="T2"> – Cumprir e fazer cumprir as disposições deste regimento e as demais normas relativas ao exercício ético-profissional.</text:span></text:p>
      <text:p text:style-name="P6"/>
      <text:p text:style-name="P6">Art. 43. Compete aos membros efetivos da CEE:</text:p>
      <text:p text:style-name="P12"><text:span text:style-name="T1">I</text:span><text:span text:style-name="T2"> – Comparecer e participar das reuniões.</text:span></text:p>
      <text:p text:style-name="P12"><text:span text:style-name="T1">II</text:span><text:span text:style-name="T2"> – Emitir parecer sobre as questões propostas.</text:span></text:p>
      <text:p text:style-name="P12"><text:span text:style-name="T1">III</text:span><text:span text:style-name="T2"> – Participar de reuniões ou programações relacionadas à ética, promovidas pela CE ou por outras instituições.</text:span></text:p>
      <text:p text:style-name="P12"><text:span text:style-name="T1">IV </text:span><text:span text:style-name="T2">– Representar a CEE quando solicitado pelo Coordenador.</text:span></text:p>
      <text:p text:style-name="P12"><text:span text:style-name="T1">V</text:span><text:span text:style-name="T2"> – Participar, por meio de voto, das decisões a serem tomadas pela CEE.</text:span></text:p>
      <text:p text:style-name="P12"><text:soft-page-break/><text:span text:style-name="T1">VI</text:span><text:span text:style-name="T2"> – Garantir a presença do suplente quando impedido de comparecer à reunião.</text:span></text:p>
      <text:p text:style-name="P12"><text:span text:style-name="T1">VII </text:span><text:span text:style-name="T2">– Participar da elaboração do planejamento e relatório anuais.</text:span></text:p>
      <text:p text:style-name="P12"><text:span text:style-name="T1">VIII</text:span><text:span text:style-name="T2"> – Cumprir e fazer cumprir as disposições deste regimento e as demais normas relativas ao exercício ético-</text:span><text:span text:style-name="T2">profissional.</text:span></text:p>
      <text:p text:style-name="P6"/>
      <text:p text:style-name="P6"/>
      <text:p text:style-name="P6">Art. 44. Compete aos membros suplentes da CEE:</text:p>
      <text:p text:style-name="P12"><text:span text:style-name="T1">I</text:span><text:span text:style-name="T2"> – Substituir os respectivos membros efetivos nos seus impedimentos.</text:span></text:p>
      <text:p text:style-name="P12"><text:span text:style-name="T1">II</text:span><text:span text:style-name="T2"> – Participar das reuniões da CEE.</text:span></text:p>
      <text:p text:style-name="P12"><text:span text:style-name="T1">III</text:span><text:span text:style-name="T2"> – Participar das atividades promovidas pela CEE.</text:span></text:p>
      <text:p text:style-name="P12"><text:span text:style-name="T1">III</text:span><text:span text:style-name="T2"> – Cumprir e fazer cumprir as disposições deste regimento e as demais normas relativas ao exercício ético-</text:span><text:span text:style-name="T2">profissional.</text:span></text:p>
      <text:p text:style-name="P6"/>
      <text:p text:style-name="P6">CAPÍTULO VI</text:p>
      <text:p text:style-name="P6">DAS DISPOSIÇÕES GERAIS</text:p>
      <text:p text:style-name="P6"/>
      <text:p text:style-name="P6">Art. 45. Este regimento poderá ser alterado por proposta da CEE, da Direção/Gerência de Enfermagem da instituição ou da Comissão de Ética do Coren/SC.</text:p>
      <text:p text:style-name="P6"/>
      <text:p text:style-name="P11">Parágrafo único: A alteração será submetida à aprovação da Assembleia da categoria da instituição e à homologação da Plenária do Coren/SC.</text:p>
      <text:p text:style-name="P6"/>
      <text:p text:style-name="P6">Art. 46. A Direção/Gerência de Enfermagem da instituição garantirá as condições necessárias para o desenvolvimento das atividades da CEE.</text:p>
      <text:p text:style-name="P6"/>
      <text:p text:style-name="P6">Art. 47. Os casos omissos serão decididos pelo Plenário do Coren/SC.</text:p>
      <text:p text:style-name="P6"/>
      <text:p text:style-name="P6">Art. 48. Este modelo de regimento interno entrou em vigor na data da homologação pelo Plenário do Coren/SC em ______________ de _____________ de 20______</text:p>
      <text:p text:style-name="P6"/>
      <text:p text:style-name="P6"/>
      <text:p text:style-name="P5">Balneário Camboriú , 01 de Julho de 2019.</text:p>
      <text:p text:style-name="P5"/>
      <text:p text:style-name="P5"/>
      <text:p text:style-name="P5">_<text:span text:style-name="T5">_____________________________________________</text:span></text:p>
      <text:p text:style-name="P5">Tatiana Raquel Stumm da Cruz. <text:span text:style-name="T5">Enfº</text:span> ( <text:span text:style-name="T5">Presidente</text:span>)</text:p>
      <text:p text:style-name="P5">(Nome do membro da Comissão do Regimento <text:span text:style-name="T5">-</text:span> Coren/SC nº 94594)</text:p>
      <text:p text:style-name="P5"/>
      <text:p text:style-name="P5">_<text:span text:style-name="T5">_____________________________________________</text:span></text:p>
      <text:p text:style-name="P5">Eliones Sandra Mazo. <text:span text:style-name="T5">Enfº</text:span> (Secret<text:span text:style-name="T5">ária)</text:span></text:p>
      <text:p text:style-name="P5">(Nome do membro da Comissão do Regimento - Coren/SC nº <text:span text:style-name="T5">177872</text:span> )</text:p>
      <text:p text:style-name="P5"/>
      <text:p text:style-name="P5">_<text:span text:style-name="T5">_____________________________________________</text:span></text:p>
      <text:p text:style-name="P8">Paulo Roberto Leutti. Enfº (Membro)</text:p>
      <text:p text:style-name="P5">(Nome do membro da Comissão do Regimento - Coren/SC nº <text:span text:style-name="T5">52380</text:span> )</text:p>
      <text:p text:style-name="P5"/>
      <text:p text:style-name="P5"><text:soft-page-break/><text:span text:style-name="T5"/></text:p>
      <text:p text:style-name="P5"><text:span text:style-name="T5"/></text:p>
      <text:p text:style-name="P5"><text:span text:style-name="T5"/></text:p>
      <text:p text:style-name="P5">_<text:span text:style-name="T5">_______________________________________</text:span></text:p>
      <text:p text:style-name="P8">Vandrea Maria Degrandi Fochesato. Enfº (Suplente)</text:p>
      <text:p text:style-name="P14"><text:span text:style-name="T2">(Nome do membro da Comissão do Regimento - Coren/SC nº </text:span><text:span text:style-name="T4">37211</text:span><text:span text:style-name="T2"> )</text:span></text:p>
      <text:p text:style-name="P8"/>
      <text:p text:style-name="P5">_<text:span text:style-name="T5">_____________________________________________</text:span></text:p>
      <text:p text:style-name="P8">Isabel Duran Ferreira.Técnico. Enfermagem (Membro)</text:p>
      <text:p text:style-name="P14"><text:span text:style-name="T2">(Nome do membro da Comissão do Regimento - Coren/SC nº </text:span><text:span text:style-name="T4">383732</text:span><text:span text:style-name="T2">)</text:span></text:p>
      <text:p text:style-name="P7"/>
      <text:p text:style-name="P5">_<text:span text:style-name="T5">_____________________________________________</text:span></text:p>
      <text:p text:style-name="P8">Adriana Maria Gonçalves Nunes Heller.Técnico. Enfermagem (Suplente)</text:p>
      <text:p text:style-name="P14"><text:span text:style-name="T2">(Nome do membro da Comissão do Regimento - Coren/SC nº </text:span><text:span text:style-name="T4">31740)</text:span></text:p>
      <text:p text:style-name="P8"/>
      <text:p text:style-name="P5">_<text:span text:style-name="T5">____________________________________________</text:span></text:p>
      <text:p text:style-name="P8">Fábio José Pozzobon. Auxiliar Enfermagem (Menbro)</text:p>
      <text:p text:style-name="P14"><text:span text:style-name="T2">(Nome do membro da Comissão do Regimento - Coren/SC </text:span><text:span text:style-name="T4">nº186456)</text:span></text:p>
      <text:p text:style-name="P16"><text:span text:style-name="T2"/></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alibri" svg:font-family="Calibri" style:font-family-generic="roman" style:font-pitch="variable"/>
    <style:font-face style:name="Myriad Pro Light SemiCond" svg:font-family="'Myriad Pro Light SemiC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yriad Pro Light SemiCond1" svg:font-family="'Myriad Pro Light SemiCond'"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1" style:display-name="Heading 1" style:family="paragraph" style:parent-style-name="Title"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principal" style:display-name="Texto principal" style:family="paragraph" style:parent-style-name="Standard" style:default-outline-level="" style:list-style-name="">
      <style:paragraph-properties fo:margin-top="0cm" fo:margin-bottom="0cm" style:line-height-at-least="0.494cm" fo:text-align="justify" style:justify-single-word="false"/>
      <style:text-properties fo:color="#000000" style:font-name="Myriad Pro Light SemiCond" style:font-name-complex="Myriad Pro Light SemiCond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9.363cm" fo:margin-left="-0.143cm" fo:margin-right="7.781cm" table:align="margins" style:writing-mode="lr-tb"/>
    </style:style>
    <style:style style:name="Tabela2.A" style:family="table-column">
      <style:table-column-properties style:column-width="9.363cm" style:rel-column-width="65535*"/>
    </style:style>
    <style:style style:name="Tabela2.1" style:family="table-row">
      <style:table-row-properties style:min-row-height="0.342cm"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Tabela2.2" style:family="table-row">
      <style:table-row-properties style:min-row-height="0.448cm" style:keep-together="true" fo:keep-together="auto"/>
    </style:style>
    <style:style style:name="Tabela2.3" style:family="table-row">
      <style:table-row-properties style:min-row-height="0.254cm" style:keep-together="true" fo:keep-together="auto"/>
    </style:style>
    <style:style style:name="MP1" style:family="paragraph" style:parent-style-name="Standard">
      <style:text-properties fo:language="pt" fo:country="BR"/>
    </style:style>
    <style:style style:name="MP2" style:family="paragraph" style:parent-style-name="Standard">
      <style:paragraph-properties style:text-autospace="none">
        <style:tab-stops>
          <style:tab-stop style:position="2.875cm"/>
        </style:tab-stops>
      </style:paragraph-properties>
      <style:text-properties style:font-name="Arial" fo:language="pt" fo:country="BR" style:font-name-complex="Arial"/>
    </style:style>
    <style:style style:name="MP3" style:family="paragraph" style:parent-style-name="Standard">
      <style:text-properties fo:font-size="10pt" fo:language="pt" fo:country="BR" style:font-size-asian="10pt" style:font-size-complex="10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figuras2" text:anchor-type="char" svg:x="12.007cm" svg:y="0.12cm" svg:width="4.487cm" svg:height="1.744cm" draw:z-index="6"><draw:image xlink:href="Pictures/100002010000048E000001C1830C38B3.png" xlink:type="simple" xlink:show="embed" xlink:actuate="onLoad"/><draw:contour-polygon svg:width="9.908cm" svg:height="3.748cm" svg:viewBox="0 0 9908 3748" draw:points="841,0 213,62 88,249 276,1999 -36,2498 -36,3123 276,3748 339,3748 2471,3748 5920,3748 9872,3373 9872,437 1969,0" draw:recreate-on-edit="false"/></draw:frame></text:p>
        <table:table table:name="Tabela2" table:style-name="Tabela2">
          <table:table-column table:style-name="Tabela2.A"/>
          <table:table-row table:style-name="Tabela2.1">
            <table:table-cell table:style-name="Tabela2.A1" office:value-type="string">
              <text:p text:style-name="MP2">ESTADO DE SANTA CATARINA</text:p>
            </table:table-cell>
          </table:table-row>
          <table:table-row table:style-name="Tabela2.2">
            <table:table-cell table:style-name="Tabela2.A1" office:value-type="string">
              <text:p text:style-name="MP2">MUNICÍPIO DE BALNEÁRIO CAMBORIÚ</text:p>
            </table:table-cell>
          </table:table-row>
          <table:table-row table:style-name="Tabela2.3">
            <table:table-cell table:style-name="Tabela2.A1" office:value-type="string">
              <text:p text:style-name="MP2">SECRETARIA DE SAÚDE E SANEAMENTO</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SE LINS</meta:initial-creator>
    <meta:creation-date>2017-02-06T08:16:37.85</meta:creation-date>
    <meta:generator>OpenOffice/4.1.3$Win32 OpenOffice.org_project/413m1$Build-9783</meta:generator>
    <dc:date>2019-07-02T11:51:53.27</dc:date>
    <meta:editing-duration>PT18H28M17S</meta:editing-duration>
    <meta:editing-cycles>89</meta:editing-cycles>
    <meta:print-date>2019-06-04T12:19:11.28</meta:print-date>
    <meta:document-statistic meta:table-count="1" meta:image-count="1" meta:object-count="0" meta:page-count="7" meta:paragraph-count="160" meta:word-count="2488" meta:character-count="16230"/>
  </office:meta>
</office:document-meta>
</file>